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ndara" svg:font-family="Candar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51cm" fo:min-width="1.32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cm" fo:min-width="1.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.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1cm"/>
    </style:style>
    <style:style style:name="gr1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25cm" fo:min-width="3.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0.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08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951cm" fo:min-width="2.23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128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008cm"/>
    </style:style>
    <style:style style:name="gr2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51cm" fo:min-width="1.447cm"/>
    </style:style>
    <style:style style:name="gr25" style:family="graphic" style:parent-style-name="standard">
      <style:graphic-properties svg:stroke-color="#000000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81cm" fo:min-width="3.56cm"/>
    </style:style>
    <style:style style:name="gr27" style:family="graphic" style:parent-style-name="standard">
      <style:graphic-properties draw:stroke="none" svg:stroke-color="#000000" draw:fill="none" draw:fill-color="#ffffff" fo:min-height="0.4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andara" fo:font-size="12pt"/>
    </style:style>
    <style:style style:name="P3" style:family="paragraph">
      <loext:graphic-properties draw:fill-color="#ffffff"/>
      <style:paragraph-properties fo:text-align="center"/>
      <style:text-properties style:font-name="Candara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Candara" fo:font-size="12pt"/>
    </style:style>
    <style:style style:name="P5" style:family="paragraph">
      <style:paragraph-properties fo:text-align="center"/>
      <style:text-properties style:font-name="Candara" fo:font-size="12pt"/>
    </style:style>
    <style:style style:name="P6" style:family="paragraph">
      <loext:graphic-properties draw:fill="none" draw:fill-color="#ffffff"/>
      <style:text-properties style:font-name="Candara" fo:font-size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andara" fo:font-size="12pt"/>
    </style:style>
    <style:style style:name="T2" style:family="text">
      <style:text-properties style:font-name="Candar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0.9cm" svg:x="2.2cm" svg:y="2.3cm">
          <text:p text:style-name="P1"><text:span text:style-name="T1">Video fe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4cm" svg:height="1.1cm" svg:x="17cm" svg:y="2.2cm">
          <text:p text:style-name="P1"><text:span text:style-name="T1">Pre-processing</text:span></text:p>
          <text:p text:style-name="P1"><text:span text:style-name="T1">(Low pass filter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4.5cm" svg:height="1.6cm" svg:x="22.941cm" svg:y="1.941cm">
          <text:p text:style-name="P1"><text:span text:style-name="T1">Background Subtraction</text:span></text:p>
          <text:p text:style-name="P1"><text:span text:style-name="T1">and</text:span></text:p>
          <text:p text:style-name="P1"><text:span text:style-name="T1">Threshol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3cm" svg:height="1.4cm" svg:x="23.7cm" svg:y="5.541cm">
          <text:p text:style-name="P1"><text:span text:style-name="T1">Morphological</text:span></text:p>
          <text:p text:style-name="P1"><text:span text:style-name="T1">Ope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3.8cm" svg:height="1.7cm" svg:x="17.5cm" svg:y="5.4cm">
          <text:p text:style-name="P1"><text:span text:style-name="T1">Finding contours</text:span></text:p>
          <text:p text:style-name="P1"><text:span text:style-name="T1">and</text:span></text:p>
          <text:p text:style-name="P1"><text:span text:style-name="T1">Convex Hul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3cm" svg:height="1.3cm" svg:x="12.9cm" svg:y="5.6cm">
          <text:p text:style-name="P1"><text:span text:style-name="T1">Segment blobs</text:span></text:p>
          <text:p text:style-name="P1"><text:span text:style-name="T1">for track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8" draw:id="id8" draw:layer="layout" svg:width="3.8cm" svg:height="1.8cm" svg:x="12.5cm" svg:y="12.7cm">
          <text:p text:style-name="P1"><text:span text:style-name="T1">Update tracking</text:span></text:p>
          <text:p text:style-name="P1"><text:span text:style-name="T1">info using centro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9" draw:id="id9" draw:layer="layout" svg:width="3.2cm" svg:height="2.9cm" svg:x="12.8cm" svg:y="16.2cm">
          <text:p text:style-name="P1"><text:span text:style-name="T2">Has blob</text:span></text:p>
          <text:p text:style-name="P1"><text:span text:style-name="T2">Crossed</text:span></text:p>
          <text:p text:style-name="P1"><text:span text:style-name="T2">LOI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xml:id="id10" draw:id="id10" draw:layer="layout" svg:width="2.6cm" svg:height="0.9cm" svg:x="13.1cm" svg:y="21cm">
          <text:p text:style-name="P1"><text:span text:style-name="T1">Extract RO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11" draw:id="id11" draw:layer="layout" svg:width="3.8cm" svg:height="1.5cm" svg:x="12.5cm" svg:y="23.8cm">
          <text:p text:style-name="P1"><text:span text:style-name="T1">Compute HOG</text:span></text:p>
          <text:p text:style-name="P1"><text:span text:style-name="T1">features for bike</text:span></text:p>
          <text:p text:style-name="P1"><text:span text:style-name="T1">classif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5" draw:id="id15" draw:layer="layout" svg:width="3cm" svg:height="1.3cm" svg:x="12.4cm" svg:y="36.3cm">
          <text:p text:style-name="P1"><text:span text:style-name="T1">Classification </text:span></text:p>
          <text:p text:style-name="P1"><text:span text:style-name="T1">using SV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13" draw:id="id13" draw:layer="layout" svg:width="3.2cm" svg:height="2.5cm" svg:x="18.9cm" svg:y="26.5cm">
          <text:p text:style-name="P1"><text:span text:style-name="T2">Is a </text:span></text:p>
          <text:p text:style-name="P1"><text:span text:style-name="T2">Motorcycle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2" xml:id="id18" draw:id="id18" draw:layer="layout" svg:width="2.6cm" svg:height="1.4cm" svg:x="25.6cm" svg:y="33.303cm">
          <text:p text:style-name="P1"><text:span text:style-name="T1">Extract 25% </text:span></text:p>
          <text:p text:style-name="P1"><text:span text:style-name="T1">of RO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xml:id="id14" draw:id="id14" draw:layer="layout" svg:width="4.1cm" svg:height="1.5cm" svg:x="17.6cm" svg:y="36.2cm">
          <text:p text:style-name="P1"><text:span text:style-name="T1">Compute HOG</text:span></text:p>
          <text:p text:style-name="P1"><text:span text:style-name="T1">features for helmet</text:span></text:p>
          <text:p text:style-name="P1"><text:span text:style-name="T1">classif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2" draw:id="id12" draw:layer="layout" svg:width="3cm" svg:height="1.4cm" svg:x="12.9cm" svg:y="27.06cm">
          <text:p text:style-name="P1"><text:span text:style-name="T1">Classification </text:span></text:p>
          <text:p text:style-name="P1"><text:span text:style-name="T1">using SV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3" xml:id="id23" draw:id="id23" draw:layer="layout" svg:width="2.4cm" svg:height="2.3cm" svg:x="7.7cm" svg:y="35.8cm">
          <text:p text:style-name="P1"><text:span text:style-name="T2">Is a </text:span></text:p>
          <text:p text:style-name="P1"><text:span text:style-name="T2">Helmet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" xml:id="id16" draw:id="id16" draw:layer="layout" svg:width="4.1cm" svg:height="1.5cm" svg:x="17.6cm" svg:y="30.3cm">
          <text:p text:style-name="P1"><text:span text:style-name="T1">Thresholding and</text:span></text:p>
          <text:p text:style-name="P1"><text:span text:style-name="T1">vertical projection </text:span></text:p>
          <text:p text:style-name="P1"><text:span text:style-name="T1">oper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17" draw:id="id17" draw:layer="layout" svg:width="3.5cm" svg:height="1.5cm" svg:x="8.4cm" svg:y="30.3cm">
          <text:p text:style-name="P1"><text:span text:style-name="T1">Find rider count</text:span></text:p>
          <text:p text:style-name="P1"><text:span text:style-name="T1">and up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24" draw:id="id24" draw:layer="layout" svg:width="3.584cm" svg:height="1.4cm" svg:x="7.25cm" svg:y="39.2cm">
          <text:p text:style-name="P1"><text:span text:style-name="T1">Update as</text:span></text:p>
          <text:p text:style-name="P1"><text:span text:style-name="T1">Helmet not fou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6" draw:id="id26" draw:layer="layout" svg:width="3cm" svg:height="1.4cm" svg:x="7.4cm" svg:y="33.4cm">
          <text:p text:style-name="P1"><text:span text:style-name="T1">Update as</text:span></text:p>
          <text:p text:style-name="P1"><text:span text:style-name="T1">Helmet fou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3" xml:id="id19" draw:id="id19" draw:layer="layout" svg:width="4.5cm" svg:height="2.2cm" svg:x="2cm" svg:y="24.2cm">
          <text:p text:style-name="P1"><text:span text:style-name="T2">Write to</text:span></text:p>
          <text:p text:style-name="P1"><text:span text:style-name="T2">LOG file</text:span></text:p>
          <text:p text:style-name="P1"><text:span text:style-name="T2">And display</text:span></text:p>
          <text:p text:style-name="P1"><text:span text:style-name="T2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3" xml:id="id20" draw:id="id20" draw:layer="layout" svg:width="4cm" svg:height="3.2cm" svg:x="2.24cm" svg:y="17.959cm">
          <text:p text:style-name="P1"><text:span text:style-name="T2">Whether</text:span></text:p>
          <text:p text:style-name="P1"><text:span text:style-name="T2">other blobs exist</text:span></text:p>
          <text:p text:style-name="P1"><text:span text:style-name="T2">in this frame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" draw:text-style-name="P3" xml:id="id7" draw:id="id7" draw:layer="layout" svg:width="4.4cm" svg:height="1.6cm" svg:x="12.2cm" svg:y="8.8cm">
          <text:p text:style-name="P1"><text:span text:style-name="T2">For each blob</text:span></text:p>
          <text:p text:style-name="P1"><text:span text:style-name="T2">In this fr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text-style-name="P3" xml:id="id21" draw:id="id21" draw:layer="layout" svg:width="4cm" svg:height="3.2cm" svg:x="2.241cm" svg:y="9.2cm">
          <text:p text:style-name="P1"><text:span text:style-name="T2">Chech if frames</text:span></text:p>
          <text:p text:style-name="P1"><text:span text:style-name="T2">exist in fe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svg:x1="4.895cm" svg:y1="2.75cm" svg:x2="6.7cm" svg:y2="2.753cm" draw:start-shape="id1" draw:start-glue-point="9" svg:d="M4895 2750h1306v3h499" svg:viewBox="0 0 1806 4">
          <text:p/>
        </draw:connector>
        <draw:connector draw:style-name="gr21" draw:text-style-name="P4" draw:layer="layout" svg:x1="21cm" svg:y1="2.75cm" svg:x2="22.941cm" svg:y2="2.741cm" draw:start-shape="id2" draw:start-glue-point="7" draw:end-shape="id3" draw:end-glue-point="5" svg:d="M21000 2750h971v-9h970" svg:viewBox="0 0 1942 10">
          <text:p/>
        </draw:connector>
        <draw:connector draw:style-name="gr21" draw:text-style-name="P4" draw:layer="layout" svg:x1="25.191cm" svg:y1="3.541cm" svg:x2="25.2cm" svg:y2="5.541cm" draw:start-shape="id3" draw:start-glue-point="6" draw:end-shape="id4" draw:end-glue-point="4" svg:d="M25191 3541v1001h9v999" svg:viewBox="0 0 10 2001">
          <text:p/>
        </draw:connector>
        <draw:connector draw:style-name="gr21" draw:text-style-name="P4" draw:layer="layout" svg:x1="23.7cm" svg:y1="6.241cm" svg:x2="21.3cm" svg:y2="6.25cm" draw:start-shape="id4" draw:start-glue-point="5" draw:end-shape="id5" draw:end-glue-point="7" svg:d="M23700 6241h-1199v9h-1201" svg:viewBox="0 0 2401 10">
          <text:p/>
        </draw:connector>
        <draw:connector draw:style-name="gr21" draw:text-style-name="P4" draw:layer="layout" svg:x1="17.5cm" svg:y1="6.25cm" svg:x2="15.9cm" svg:y2="6.25cm" draw:start-shape="id5" draw:start-glue-point="5" draw:end-shape="id6" draw:end-glue-point="7" svg:d="M17500 6250h-1600" svg:viewBox="0 0 1601 1">
          <text:p/>
        </draw:connector>
        <draw:connector draw:style-name="gr21" draw:text-style-name="P4" draw:layer="layout" svg:x1="14.4cm" svg:y1="6.9cm" svg:x2="14.4cm" svg:y2="8.8cm" draw:start-shape="id6" draw:start-glue-point="6" draw:end-shape="id7" draw:end-glue-point="4" svg:d="M14400 6900v1900" svg:viewBox="0 0 1 1901">
          <text:p/>
        </draw:connector>
        <draw:connector draw:style-name="gr21" draw:text-style-name="P4" draw:layer="layout" svg:x1="14.4cm" svg:y1="10.4cm" svg:x2="14.4cm" svg:y2="12.7cm" draw:start-shape="id7" draw:start-glue-point="6" draw:end-shape="id8" draw:end-glue-point="4" svg:d="M14400 10400v2300" svg:viewBox="0 0 1 2301">
          <text:p/>
        </draw:connector>
        <draw:connector draw:style-name="gr21" draw:text-style-name="P4" draw:layer="layout" svg:x1="14.4cm" svg:y1="14.5cm" svg:x2="14.4cm" svg:y2="16.2cm" draw:start-shape="id8" draw:start-glue-point="6" draw:end-shape="id9" draw:end-glue-point="4" svg:d="M14400 14500v1700" svg:viewBox="0 0 1 1701">
          <text:p/>
        </draw:connector>
        <draw:connector draw:style-name="gr21" draw:text-style-name="P4" draw:layer="layout" svg:x1="14.4cm" svg:y1="19.1cm" svg:x2="14.4cm" svg:y2="21cm" draw:start-shape="id9" draw:start-glue-point="6" draw:end-shape="id10" draw:end-glue-point="4" svg:d="M14400 19100v1900" svg:viewBox="0 0 1 1901">
          <text:p/>
        </draw:connector>
        <draw:connector draw:style-name="gr21" draw:text-style-name="P4" draw:layer="layout" draw:line-skew="1.898cm" svg:x1="16cm" svg:y1="17.65cm" svg:x2="16.3cm" svg:y2="13.6cm" draw:start-shape="id9" draw:start-glue-point="7" draw:end-shape="id8" draw:end-glue-point="7" svg:d="M16000 17650h2700v-4050h-2400" svg:viewBox="0 0 2701 4051">
          <text:p/>
        </draw:connector>
        <draw:connector draw:style-name="gr21" draw:text-style-name="P4" draw:layer="layout" svg:x1="14.4cm" svg:y1="21.9cm" svg:x2="14.4cm" svg:y2="23.8cm" draw:start-shape="id10" draw:start-glue-point="6" draw:end-shape="id11" draw:end-glue-point="4" svg:d="M14400 21900v1900" svg:viewBox="0 0 1 1901">
          <text:p/>
        </draw:connector>
        <draw:connector draw:style-name="gr21" draw:text-style-name="P4" draw:layer="layout" svg:x1="14.4cm" svg:y1="25.3cm" svg:x2="14.4cm" svg:y2="27.06cm" draw:start-shape="id11" draw:start-glue-point="6" draw:end-shape="id12" draw:end-glue-point="4" svg:d="M14400 25300v1760" svg:viewBox="0 0 1 1761">
          <text:p/>
        </draw:connector>
        <draw:connector draw:style-name="gr21" draw:text-style-name="P4" draw:layer="layout" svg:x1="15.9cm" svg:y1="27.76cm" svg:x2="18.9cm" svg:y2="27.75cm" draw:start-shape="id12" draw:start-glue-point="7" draw:end-shape="id13" draw:end-glue-point="5" svg:d="M15900 27760h1501v-10h1499" svg:viewBox="0 0 3001 11">
          <text:p/>
        </draw:connector>
        <draw:connector draw:style-name="gr21" draw:text-style-name="P4" draw:layer="layout" svg:x1="20.5cm" svg:y1="26.5cm" svg:x2="16.6cm" svg:y2="9.6cm" draw:start-shape="id13" draw:start-glue-point="4" draw:end-shape="id7" draw:end-glue-point="7" svg:d="M20500 26500v-16900h-3900" svg:viewBox="0 0 3901 16901">
          <text:p/>
        </draw:connector>
        <draw:connector draw:style-name="gr21" draw:text-style-name="P4" draw:layer="layout" svg:x1="17.6cm" svg:y1="36.95cm" svg:x2="15.4cm" svg:y2="36.95cm" draw:start-shape="id14" draw:start-glue-point="5" draw:end-shape="id15" draw:end-glue-point="7" svg:d="M17600 36950h-2200" svg:viewBox="0 0 2201 1">
          <text:p/>
        </draw:connector>
        <draw:connector draw:style-name="gr21" draw:text-style-name="P4" draw:layer="layout" svg:x1="17.6cm" svg:y1="31.05cm" svg:x2="11.9cm" svg:y2="31.05cm" draw:start-shape="id16" draw:start-glue-point="5" draw:end-shape="id17" draw:end-glue-point="7" svg:d="M17600 31050h-5700" svg:viewBox="0 0 5701 1">
          <text:p/>
        </draw:connector>
        <draw:connector draw:style-name="gr21" draw:text-style-name="P4" draw:layer="layout" svg:x1="22.1cm" svg:y1="27.75cm" svg:x2="26.9cm" svg:y2="33.303cm" draw:start-shape="id13" draw:start-glue-point="7" draw:end-shape="id18" draw:end-glue-point="4" svg:d="M22100 27750h4800v5553" svg:viewBox="0 0 4801 5554">
          <text:p/>
        </draw:connector>
        <draw:custom-shape draw:style-name="gr22" draw:text-style-name="P3" xml:id="id27" draw:id="id27" draw:layer="layout" svg:width="4.2cm" svg:height="1.5cm" svg:x="6.6cm" svg:y="2cm">
          <text:p text:style-name="P1"><text:span text:style-name="T2">For each frame</text:span></text:p>
          <text:p text:style-name="P1"><text:span text:style-name="T2">in video inpu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4" draw:layer="layout" svg:x1="4.25cm" svg:y1="24.2cm" svg:x2="4.24cm" svg:y2="21.159cm" draw:start-shape="id19" draw:start-glue-point="5" draw:end-shape="id20" draw:end-glue-point="6" svg:d="M4250 24200v-1520h-10v-1521" svg:viewBox="0 0 11 3042">
          <text:p/>
        </draw:connector>
        <draw:connector draw:style-name="gr21" draw:text-style-name="P4" draw:layer="layout" draw:line-skew="0.699cm" svg:x1="6.24cm" svg:y1="19.559cm" svg:x2="12.2cm" svg:y2="9.6cm" draw:start-shape="id20" draw:start-glue-point="7" draw:end-shape="id7" draw:end-glue-point="5" svg:d="M6240 19559h3680v-9959h2280" svg:viewBox="0 0 5961 9960">
          <text:p/>
        </draw:connector>
        <draw:connector draw:style-name="gr21" draw:text-style-name="P4" draw:layer="layout" svg:x1="4.24cm" svg:y1="17.959cm" svg:x2="4.241cm" svg:y2="12.4cm" draw:start-shape="id20" draw:start-glue-point="4" draw:end-shape="id21" draw:end-glue-point="6" svg:d="M4240 17959v-2779h1v-2780" svg:viewBox="0 0 2 5560">
          <text:p/>
        </draw:connector>
        <draw:line draw:style-name="gr23" draw:text-style-name="P4" xml:id="id22" draw:id="id22" draw:layer="layout" svg:x1="23.5cm" svg:y1="35.799cm" svg:x2="23.5cm" svg:y2="32.2cm">
          <text:p/>
        </draw:line>
        <draw:connector draw:style-name="gr21" draw:text-style-name="P4" draw:layer="layout" draw:type="line" svg:x1="25.6cm" svg:y1="34.003cm" svg:x2="23.5cm" svg:y2="33.999cm" draw:start-shape="id18" draw:start-glue-point="5" draw:end-shape="id22" draw:end-glue-point="1" svg:d="M25600 34003l-2100-4" svg:viewBox="0 0 2101 5">
          <text:p/>
        </draw:connector>
        <draw:connector draw:style-name="gr21" draw:text-style-name="P4" draw:layer="layout" draw:type="line" svg:x1="23.5cm" svg:y1="33.999cm" svg:x2="21.7cm" svg:y2="31.05cm" draw:start-shape="id22" draw:start-glue-point="1" draw:end-shape="id16" draw:end-glue-point="7" svg:d="M23500 33999l-1800-2949" svg:viewBox="0 0 1801 2950">
          <text:p/>
        </draw:connector>
        <draw:connector draw:style-name="gr21" draw:text-style-name="P4" draw:layer="layout" draw:type="line" svg:x1="23.5cm" svg:y1="33.999cm" svg:x2="21.7cm" svg:y2="36.95cm" draw:start-shape="id22" draw:start-glue-point="1" draw:end-shape="id14" draw:end-glue-point="7" svg:d="M23500 33999l-1800 2951" svg:viewBox="0 0 1801 2952">
          <text:p/>
        </draw:connector>
        <draw:connector draw:style-name="gr21" draw:text-style-name="P4" draw:layer="layout" svg:x1="12.4cm" svg:y1="36.95cm" svg:x2="10.1cm" svg:y2="36.95cm" draw:start-shape="id15" draw:start-glue-point="5" draw:end-shape="id23" draw:end-glue-point="7" svg:d="M12400 36950h-2300" svg:viewBox="0 0 2301 1">
          <text:p/>
        </draw:connector>
        <draw:connector draw:style-name="gr21" draw:text-style-name="P4" draw:layer="layout" svg:x1="8.9cm" svg:y1="38.1cm" svg:x2="9.042cm" svg:y2="39.2cm" draw:start-shape="id23" draw:start-glue-point="6" draw:end-shape="id24" draw:end-glue-point="4" svg:d="M8900 38100v551h142v549" svg:viewBox="0 0 143 1101">
          <text:p/>
        </draw:connector>
        <draw:line draw:style-name="gr23" draw:text-style-name="P4" xml:id="id25" draw:id="id25" draw:layer="layout" svg:x1="4.5cm" svg:y1="35.8cm" svg:x2="4.5cm" svg:y2="32.2cm">
          <text:p/>
        </draw:line>
        <draw:connector draw:style-name="gr21" draw:text-style-name="P4" draw:layer="layout" draw:type="line" svg:x1="7.25cm" svg:y1="39.9cm" svg:x2="4.5cm" svg:y2="34cm" draw:start-shape="id24" draw:start-glue-point="5" draw:end-shape="id25" draw:end-glue-point="1" svg:d="M7250 39900l-2750-5900" svg:viewBox="0 0 2751 5901">
          <text:p/>
        </draw:connector>
        <draw:connector draw:style-name="gr21" draw:text-style-name="P4" draw:layer="layout" draw:type="line" svg:x1="7.4cm" svg:y1="34.1cm" svg:x2="4.5cm" svg:y2="34cm" draw:start-shape="id26" draw:start-glue-point="5" draw:end-shape="id25" draw:end-glue-point="1" svg:d="M7400 34100l-2900-100" svg:viewBox="0 0 2901 101">
          <text:p/>
        </draw:connector>
        <draw:connector draw:style-name="gr21" draw:text-style-name="P4" draw:layer="layout" draw:type="line" svg:x1="8.4cm" svg:y1="31.05cm" svg:x2="4.5cm" svg:y2="34cm" draw:start-shape="id17" draw:start-glue-point="5" draw:end-shape="id25" draw:end-glue-point="1" svg:d="M8400 31050l-3900 2950" svg:viewBox="0 0 3901 2951">
          <text:p/>
        </draw:connector>
        <draw:connector draw:style-name="gr21" draw:text-style-name="P4" draw:layer="layout" svg:x1="8.9cm" svg:y1="35.8cm" svg:x2="8.9cm" svg:y2="34.8cm" draw:start-shape="id23" draw:start-glue-point="4" draw:end-shape="id26" draw:end-glue-point="6" svg:d="M8900 35800v-1000" svg:viewBox="0 0 1 1001">
          <text:p/>
        </draw:connector>
        <draw:custom-shape draw:style-name="gr24" draw:text-style-name="P2" xml:id="id28" draw:id="id28" draw:layer="layout" svg:width="3.201cm" svg:height="0.9cm" svg:x="12.3cm" svg:y="2.301cm">
          <text:p text:style-name="P1"><text:span text:style-name="T1">Read fr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svg:x1="10.8cm" svg:y1="2.75cm" svg:x2="12.62cm" svg:y2="2.751cm" draw:start-shape="id27" draw:start-glue-point="7" draw:end-shape="id28" draw:end-glue-point="6" svg:d="M10800 2750h750v1h1070" svg:viewBox="0 0 1821 2">
          <text:p/>
        </draw:connector>
        <draw:connector draw:style-name="gr21" draw:text-style-name="P4" draw:layer="layout" svg:x1="15.175cm" svg:y1="2.751cm" svg:x2="17cm" svg:y2="2.75cm" draw:start-shape="id28" draw:start-glue-point="9" draw:end-shape="id2" draw:end-glue-point="5" svg:d="M15175 2751h1076v-1h749" svg:viewBox="0 0 1826 2">
          <text:p/>
        </draw:connector>
        <draw:connector draw:style-name="gr25" draw:text-style-name="P5" xml:id="id29" draw:id="id29" draw:layer="layout" svg:x1="6.241cm" svg:y1="10.8cm" svg:x2="9.79cm" svg:y2="4.921cm" draw:start-shape="id21" draw:start-glue-point="7" svg:d="M6241 10800h2026v-5879h1523" svg:viewBox="0 0 3550 5880">
          <text:p/>
        </draw:connector>
        <draw:connector draw:style-name="gr21" draw:text-style-name="P4" draw:layer="layout" draw:line-skew="0.86cm" svg:x1="9.79cm" svg:y1="4.921cm" svg:x2="13.9cm" svg:y2="3.201cm" draw:start-shape="id29" draw:start-glue-point="3" draw:end-shape="id28" draw:end-glue-point="8" svg:d="M9790 4921v1h4110v-1721" svg:viewBox="0 0 4111 1722">
          <text:p/>
        </draw:connector>
        <draw:custom-shape draw:style-name="gr26" draw:text-style-name="P2" xml:id="id30" draw:id="id30" draw:layer="layout" svg:width="4.5cm" svg:height="1.5cm" svg:x="2cm" svg:y="6.6cm">
          <text:p text:style-name="P1"><text:span text:style-name="T1">END</text:span></text:p>
          <text:p text:style-name="P1"><text:span text:style-name="T1">&amp;</text:span></text:p>
          <text:p text:style-name="P1"><text:span text:style-name="T1">Cleanup opera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" draw:text-style-name="P4" draw:layer="layout" svg:x1="4.241cm" svg:y1="9.2cm" svg:x2="4.25cm" svg:y2="8.1cm" draw:start-shape="id21" draw:start-glue-point="4" draw:end-shape="id30" draw:end-glue-point="6" svg:d="M4241 9200v-549h9v-551" svg:viewBox="0 0 10 1101">
          <text:p/>
        </draw:connector>
        <draw:frame draw:style-name="gr27" draw:text-style-name="P6" draw:layer="layout" svg:width="1.81cm" svg:height="0.675cm" svg:x="14.4cm" svg:y="19.1cm">
          <draw:text-box>
            <text:p><text:span text:style-name="T1">YES</text:span></text:p>
          </draw:text-box>
        </draw:frame>
        <draw:frame draw:style-name="gr27" draw:text-style-name="P6" draw:layer="layout" svg:width="1.81cm" svg:height="0.675cm" svg:x="16cm" svg:y="16.688cm">
          <draw:text-box>
            <text:p><text:span text:style-name="T1">NO</text:span></text:p>
          </draw:text-box>
        </draw:frame>
        <draw:frame draw:style-name="gr27" draw:text-style-name="P6" draw:layer="layout" svg:width="1.81cm" svg:height="0.675cm" svg:x="22.172cm" svg:y="27.95cm">
          <draw:text-box>
            <text:p><text:span text:style-name="T1">YES</text:span></text:p>
          </draw:text-box>
        </draw:frame>
        <draw:frame draw:style-name="gr27" draw:text-style-name="P6" draw:layer="layout" svg:width="1.81cm" svg:height="0.675cm" svg:x="20.706cm" svg:y="25.523cm">
          <draw:text-box>
            <text:p><text:span text:style-name="T1">NO</text:span></text:p>
          </draw:text-box>
        </draw:frame>
        <draw:frame draw:style-name="gr27" draw:text-style-name="P6" draw:layer="layout" svg:width="1.29cm" svg:height="0.675cm" svg:x="8.837cm" svg:y="35.192cm">
          <draw:text-box>
            <text:p><text:span text:style-name="T1">YES</text:span></text:p>
          </draw:text-box>
        </draw:frame>
        <draw:frame draw:style-name="gr27" draw:text-style-name="P6" draw:layer="layout" svg:width="1.151cm" svg:height="0.675cm" svg:x="8.937cm" svg:y="38.092cm">
          <draw:text-box>
            <text:p><text:span text:style-name="T1">NO</text:span></text:p>
          </draw:text-box>
        </draw:frame>
        <draw:frame draw:style-name="gr27" draw:text-style-name="P6" draw:layer="layout" svg:width="1.29cm" svg:height="0.675cm" svg:x="6.337cm" svg:y="18.993cm">
          <draw:text-box>
            <text:p><text:span text:style-name="T1">YES</text:span></text:p>
          </draw:text-box>
        </draw:frame>
        <draw:frame draw:style-name="gr27" draw:text-style-name="P6" draw:layer="layout" svg:width="1.29cm" svg:height="0.675cm" svg:x="4.137cm" svg:y="17.094cm">
          <draw:text-box>
            <text:p><text:span text:style-name="T1">NO</text:span></text:p>
          </draw:text-box>
        </draw:frame>
        <draw:frame draw:style-name="gr27" draw:text-style-name="P6" draw:layer="layout" svg:width="1.29cm" svg:height="0.675cm" svg:x="4.337cm" svg:y="8.495cm">
          <draw:text-box>
            <text:p><text:span text:style-name="T1">NO</text:span></text:p>
          </draw:text-box>
        </draw:frame>
        <draw:frame draw:style-name="gr27" draw:text-style-name="P6" draw:layer="layout" svg:width="1.29cm" svg:height="0.675cm" svg:x="6.337cm" svg:y="10.194cm">
          <draw:text-box>
            <text:p><text:span text:style-name="T1">YES</text:span></text:p>
          </draw:text-box>
        </draw:frame>
        <draw:connector draw:style-name="gr21" draw:text-style-name="P7" draw:layer="layout" draw:line-skew="4.628cm" svg:x1="4.5cm" svg:y1="34cm" svg:x2="3.792cm" svg:y2="26.4cm" draw:start-shape="id25" draw:start-glue-point="1" draw:end-shape="id19" draw:end-glue-point="7" svg:d="M4500 34000v-111h-708v-7489" svg:viewBox="0 0 709 7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ndara" svg:font-family="Candar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21:28:56.443184199</meta:creation-date>
    <dc:date>2018-04-12T23:20:16.739811027</dc:date>
    <meta:editing-duration>PT2H50M7S</meta:editing-duration>
    <meta:editing-cycles>69</meta:editing-cycles>
    <meta:generator>LibreOffice/5.4.6.2$Linux_X86_64 LibreOffice_project/40m0$Build-2</meta:generator>
    <meta:document-statistic meta:object-count="74"/>
  </office:meta>
</office:document-meta>
</file>